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3803286497" calcext:value-type="float">
            <text:p>97,38</text:p>
          </table:table-cell>
          <table:table-cell table:style-name="ce3" table:formula="of:=100 - SUM([.A2:.B2])" office:value-type="float" office:value="2.6196713503" calcext:value-type="float">
            <text:p>2,62</text:p>
          </table:table-cell>
          <table:table-cell/>
          <table:table-cell table:style-name="ce4" table:formula="of:=[.E18]+[.H18]" office:value-type="float" office:value="12267" calcext:value-type="float">
            <text:p>12267</text:p>
          </table:table-cell>
          <table:table-cell table:formula="of:=12597-[.E2]" office:value-type="float" office:value="330" calcext:value-type="float">
            <text:p>330</text:p>
          </table:table-cell>
          <table:table-cell office:value-type="float" office:value="111.181350946" calcext:value-type="float">
            <text:p>111,181350946</text:p>
          </table:table-cell>
          <table:table-cell office:value-type="float" office:value="0.114742994308" calcext:value-type="float">
            <text:p>0,114742994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8.4520123839" calcext:value-type="float">
            <text:p>98,45</text:p>
          </table:table-cell>
          <table:table-cell table:style-name="ce3" table:formula="of:=100 - SUM([.A3:.B3])" office:value-type="float" office:value="1.5479876161" calcext:value-type="float">
            <text:p>1,55</text:p>
          </table:table-cell>
          <table:table-cell/>
          <table:table-cell table:style-name="ce4" table:formula="of:=[.E19]+[.H19]" office:value-type="float" office:value="12402" calcext:value-type="float">
            <text:p>12402</text:p>
          </table:table-cell>
          <table:table-cell table:formula="of:=12597-[.E3]" office:value-type="float" office:value="195" calcext:value-type="float">
            <text:p>195</text:p>
          </table:table-cell>
          <table:table-cell office:value-type="float" office:value="192.995610952" calcext:value-type="float">
            <text:p>192,995610952</text:p>
          </table:table-cell>
          <table:table-cell office:value-type="float" office:value="0.122117996216" calcext:value-type="float">
            <text:p>0,122117996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959831706" calcext:value-type="float">
            <text:p>97,96</text:p>
          </table:table-cell>
          <table:table-cell table:style-name="ce3" table:formula="of:=100 - SUM([.A4:.B4])" office:value-type="float" office:value="2.040168294" calcext:value-type="float">
            <text:p>2,04</text:p>
          </table:table-cell>
          <table:table-cell/>
          <table:table-cell table:style-name="ce4" table:formula="of:=[.E20]+[.H20]" office:value-type="float" office:value="12340" calcext:value-type="float">
            <text:p>12340</text:p>
          </table:table-cell>
          <table:table-cell table:formula="of:=12597-[.E4]" office:value-type="float" office:value="257" calcext:value-type="float">
            <text:p>257</text:p>
          </table:table-cell>
          <table:table-cell office:value-type="float" office:value="149.722213984" calcext:value-type="float">
            <text:p>149,722213984</text:p>
          </table:table-cell>
          <table:table-cell office:value-type="float" office:value="0.1299700737" calcext:value-type="float">
            <text:p>0,129970073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2930062713" calcext:value-type="float">
            <text:p>97,29</text:p>
          </table:table-cell>
          <table:table-cell table:style-name="ce3" table:formula="of:=100 - SUM([.A5:.B5])" office:value-type="float" office:value="2.7069937287" calcext:value-type="float">
            <text:p>2,71</text:p>
          </table:table-cell>
          <table:table-cell/>
          <table:table-cell table:style-name="ce4" table:formula="of:=[.E21]+[.H21]" office:value-type="float" office:value="12256" calcext:value-type="float">
            <text:p>12256</text:p>
          </table:table-cell>
          <table:table-cell table:formula="of:=12597-[.E5]" office:value-type="float" office:value="341" calcext:value-type="float">
            <text:p>341</text:p>
          </table:table-cell>
          <table:table-cell office:value-type="float" office:value="259.858399868" calcext:value-type="float">
            <text:p>259,858399868</text:p>
          </table:table-cell>
          <table:table-cell office:value-type="float" office:value="0.141300916672" calcext:value-type="float">
            <text:p>0,141300916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8.229737239" calcext:value-type="float">
            <text:p>98,23</text:p>
          </table:table-cell>
          <table:table-cell table:style-name="ce3" table:formula="of:=100 - SUM([.A6:.B6])" office:value-type="float" office:value="1.770262761" calcext:value-type="float">
            <text:p>1,77</text:p>
          </table:table-cell>
          <table:table-cell/>
          <table:table-cell table:style-name="ce4" table:formula="of:=[.E22]+[.H22]" office:value-type="float" office:value="12374" calcext:value-type="float">
            <text:p>12374</text:p>
          </table:table-cell>
          <table:table-cell table:formula="of:=12597-[.E6]" office:value-type="float" office:value="223" calcext:value-type="float">
            <text:p>223</text:p>
          </table:table-cell>
          <table:table-cell office:value-type="float" office:value="182.371581078" calcext:value-type="float">
            <text:p>182,371581078</text:p>
          </table:table-cell>
          <table:table-cell office:value-type="float" office:value="0.145665884018" calcext:value-type="float">
            <text:p>0,14566588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1106612686" calcext:value-type="float">
            <text:p>98,11</text:p>
          </table:table-cell>
          <table:table-cell table:style-name="ce3" table:formula="of:=100 - SUM([.A7:.B7])" office:value-type="float" office:value="1.8893387314" calcext:value-type="float">
            <text:p>1,89</text:p>
          </table:table-cell>
          <table:table-cell/>
          <table:table-cell table:style-name="ce4" table:formula="of:=[.E23]+[.H23]" office:value-type="float" office:value="12359" calcext:value-type="float">
            <text:p>12359</text:p>
          </table:table-cell>
          <table:table-cell table:formula="of:=12597-[.E7]" office:value-type="float" office:value="238" calcext:value-type="float">
            <text:p>238</text:p>
          </table:table-cell>
          <table:table-cell office:value-type="float" office:value="254.931293011" calcext:value-type="float">
            <text:p>254,931293011</text:p>
          </table:table-cell>
          <table:table-cell office:value-type="float" office:value="0.158674001694" calcext:value-type="float">
            <text:p>0,158674001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89.8944193062" calcext:value-type="float">
            <text:p>89,89</text:p>
          </table:table-cell>
          <table:table-cell table:style-name="ce3" table:formula="of:=100 - SUM([.A8:.B8])" office:value-type="float" office:value="10.1055806938" calcext:value-type="float">
            <text:p>10,11</text:p>
          </table:table-cell>
          <table:table-cell/>
          <table:table-cell table:style-name="ce4" table:formula="of:=[.E24]+[.H24]" office:value-type="float" office:value="11324" calcext:value-type="float">
            <text:p>11324</text:p>
          </table:table-cell>
          <table:table-cell table:formula="of:=12597-[.E8]" office:value-type="float" office:value="1273" calcext:value-type="float">
            <text:p>1273</text:p>
          </table:table-cell>
          <table:table-cell office:value-type="float" office:value="172.913123131" calcext:value-type="float">
            <text:p>172,913123131</text:p>
          </table:table-cell>
          <table:table-cell office:value-type="float" office:value="0.162793874741" calcext:value-type="float">
            <text:p>0,162793874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8488648992" calcext:value-type="float">
            <text:p>97,85</text:p>
          </table:table-cell>
          <table:table-cell table:style-name="ce3" table:formula="of:=100 - SUM([.A9:.B9])" office:value-type="float" office:value="2.1511351008" calcext:value-type="float">
            <text:p>2,15</text:p>
          </table:table-cell>
          <table:table-cell/>
          <table:table-cell table:style-name="ce4" table:formula="of:=[.E25]+[.H25]" office:value-type="float" office:value="12326" calcext:value-type="float">
            <text:p>12326</text:p>
          </table:table-cell>
          <table:table-cell table:formula="of:=12597-[.E9]" office:value-type="float" office:value="271" calcext:value-type="float">
            <text:p>271</text:p>
          </table:table-cell>
          <table:table-cell office:value-type="float" office:value="184.158452988" calcext:value-type="float">
            <text:p>184,158452988</text:p>
          </table:table-cell>
          <table:table-cell office:value-type="float" office:value="0.170408964157" calcext:value-type="float">
            <text:p>0,170408964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4362597238" calcext:value-type="float">
            <text:p>98,44</text:p>
          </table:table-cell>
          <table:table-cell table:style-name="ce3" table:formula="of:=100 - SUM([.A10:.B10])" office:value-type="float" office:value="1.56374027619999" calcext:value-type="float">
            <text:p>1,56</text:p>
          </table:table-cell>
          <table:table-cell/>
          <table:table-cell table:style-name="ce4" table:formula="of:=[.E26]+[.H26]" office:value-type="float" office:value="12400" calcext:value-type="float">
            <text:p>12400</text:p>
          </table:table-cell>
          <table:table-cell table:formula="of:=12597-[.E10]" office:value-type="float" office:value="197" calcext:value-type="float">
            <text:p>197</text:p>
          </table:table-cell>
          <table:table-cell office:value-type="float" office:value="317.31785512" calcext:value-type="float">
            <text:p>317,31785512</text:p>
          </table:table-cell>
          <table:table-cell office:value-type="float" office:value="0.178862094879" calcext:value-type="float">
            <text:p>0,178862094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9520558819" calcext:value-type="float">
            <text:p>97,95</text:p>
          </table:table-cell>
          <table:table-cell table:style-name="ce3" table:formula="of:=100 - SUM([.A11:.B11])" office:value-type="float" office:value="2.04794411810001" calcext:value-type="float">
            <text:p>2,05</text:p>
          </table:table-cell>
          <table:table-cell/>
          <table:table-cell table:style-name="ce4" table:formula="of:=[.E27]+[.H27]" office:value-type="float" office:value="12339" calcext:value-type="float">
            <text:p>12339</text:p>
          </table:table-cell>
          <table:table-cell table:formula="of:=12597-[.E11]" office:value-type="float" office:value="258" calcext:value-type="float">
            <text:p>258</text:p>
          </table:table-cell>
          <table:table-cell office:value-type="float" office:value="262.566159964" calcext:value-type="float">
            <text:p>262,566159964</text:p>
          </table:table-cell>
          <table:table-cell office:value-type="float" office:value="0.188894033432" calcext:value-type="float">
            <text:p>0,188894033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5571773296" calcext:value-type="float">
            <text:p>97,155717733</text:p>
          </table:table-cell>
          <table:table-cell table:formula="of:=AVERAGE([.C2:.C11])" office:value-type="float" office:value="2.84428226704" calcext:value-type="float">
            <text:p>2,844282267</text:p>
          </table:table-cell>
          <table:table-cell/>
          <table:table-cell table:formula="of:=AVERAGE([.E2:.E11])" office:value-type="float" office:value="12238.7" calcext:value-type="float">
            <text:p>12238,7</text:p>
          </table:table-cell>
          <table:table-cell table:formula="of:=AVERAGE([.F2:.F11])" office:value-type="float" office:value="358.3" calcext:value-type="float">
            <text:p>358,3</text:p>
          </table:table-cell>
          <table:table-cell table:formula="of:=SUM([.G2:.G11])/10" office:value-type="float" office:value="208.8016041042" calcext:value-type="float">
            <text:p>208,8016041042</text:p>
          </table:table-cell>
          <table:table-cell table:formula="of:=SUM([.H2:.H11])/10" office:value-type="float" office:value="0.1513430833817" calcext:value-type="float">
            <text:p>0,1513430834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4.7" calcext:value-type="float">
            <text:p>5664,7</text:p>
          </table:table-cell>
          <table:table-cell table:formula="of:=AVERAGE([.G18:.G27])" office:value-type="float" office:value="198" calcext:value-type="float">
            <text:p>198</text:p>
          </table:table-cell>
          <table:table-cell/>
          <table:table-cell office:value-type="float" office:value="5497" calcext:value-type="float">
            <text:p>5497</text:p>
          </table:table-cell>
          <table:table-cell office:value-type="float" office:value="28" calcext:value-type="float">
            <text:p>28</text:p>
          </table:table-cell>
          <table:table-cell office:value-type="float" office:value="302" calcext:value-type="float">
            <text:p>302</text:p>
          </table:table-cell>
          <table:table-cell table:formula="of:=12597-SUM([.E18:.G18])" office:value-type="float" office:value="6770" calcext:value-type="float">
            <text:p>677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0.3" calcext:value-type="float">
            <text:p>160,3</text:p>
          </table:table-cell>
          <table:table-cell table:formula="of:=AVERAGE([.H18:.H27])" office:value-type="float" office:value="6574" calcext:value-type="float">
            <text:p>6574</text:p>
          </table:table-cell>
          <table:table-cell/>
          <table:table-cell office:value-type="float" office:value="5793" calcext:value-type="float">
            <text:p>5793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table:formula="of:=12597-SUM([.E19:.G19])" office:value-type="float" office:value="6609" calcext:value-type="float">
            <text:p>660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6" calcext:value-type="float">
            <text:p>5666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  <table:table-cell table:formula="of:=12597-SUM([.E20:.G20])" office:value-type="float" office:value="6674" calcext:value-type="float">
            <text:p>667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4.7" calcext:value-type="float">
            <text:p>5664,7</text:p>
          </table:table-cell>
          <table:table-cell table:number-columns-repeated="2"/>
          <table:table-cell office:value-type="float" office:value="5550" calcext:value-type="float">
            <text:p>5550</text:p>
          </table:table-cell>
          <table:table-cell office:value-type="float" office:value="27" calcext:value-type="float">
            <text:p>27</text:p>
          </table:table-cell>
          <table:table-cell office:value-type="float" office:value="314" calcext:value-type="float">
            <text:p>314</text:p>
          </table:table-cell>
          <table:table-cell table:formula="of:=12597-SUM([.E21:.G21])" office:value-type="float" office:value="6706" calcext:value-type="float">
            <text:p>670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0.3" calcext:value-type="float">
            <text:p>160,3</text:p>
          </table:table-cell>
          <table:table-cell table:number-columns-repeated="2"/>
          <table:table-cell office:value-type="float" office:value="5652" calcext:value-type="float">
            <text:p>5652</text:p>
          </table:table-cell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table:formula="of:=12597-SUM([.E22:.G22])" office:value-type="float" office:value="6722" calcext:value-type="float">
            <text:p>67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8" calcext:value-type="float">
            <text:p>198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table:formula="of:=12597-SUM([.E23:.G23])" office:value-type="float" office:value="6583" calcext:value-type="float">
            <text:p>658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74" calcext:value-type="float">
            <text:p>6574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1142" calcext:value-type="float">
            <text:p>1142</text:p>
          </table:table-cell>
          <table:table-cell office:value-type="float" office:value="131" calcext:value-type="float">
            <text:p>131</text:p>
          </table:table-cell>
          <table:table-cell table:formula="of:=12597-SUM([.E24:.G24])" office:value-type="float" office:value="5507" calcext:value-type="float">
            <text:p>550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93" calcext:value-type="float">
            <text:p>5593</text:p>
          </table:table-cell>
          <table:table-cell office:value-type="float" office:value="41" calcext:value-type="float">
            <text:p>41</text:p>
          </table:table-cell>
          <table:table-cell office:value-type="float" office:value="230" calcext:value-type="float">
            <text:p>230</text:p>
          </table:table-cell>
          <table:table-cell table:formula="of:=12597-SUM([.E25:.G25])" office:value-type="float" office:value="6733" calcext:value-type="float">
            <text:p>673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7" calcext:value-type="float">
            <text:p>5707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table:formula="of:=12597-SUM([.E26:.G26])" office:value-type="float" office:value="6693" calcext:value-type="float">
            <text:p>66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96" calcext:value-type="float">
            <text:p>5596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formula="of:=12597-SUM([.E27:.G27])" office:value-type="float" office:value="6743" calcext:value-type="float">
            <text:p>674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556719853933" calcext:value-type="float">
            <text:p>0,9715567199</text:p>
          </table:table-cell>
          <table:table-cell table:number-columns-repeated="2"/>
          <table:table-cell table:formula="of:=SUM([.E18:.E27])/10" office:value-type="float" office:value="5664.7" calcext:value-type="float">
            <text:p>5664,7</text:p>
          </table:table-cell>
          <table:table-cell table:formula="of:=SUM([.F18:.F27])/10" office:value-type="float" office:value="160.3" calcext:value-type="float">
            <text:p>160,3</text:p>
          </table:table-cell>
          <table:table-cell table:formula="of:=SUM([.G18:.G27])/10" office:value-type="float" office:value="198" calcext:value-type="float">
            <text:p>198</text:p>
          </table:table-cell>
          <table:table-cell table:formula="of:=SUM([.H18:.H27])/10" office:value-type="float" office:value="6574" calcext:value-type="float">
            <text:p>657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4432801460665" calcext:value-type="float">
            <text:p>0,0284432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227164958125" calcext:value-type="float">
            <text:p>0,966227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6196486643007" calcext:value-type="float">
            <text:p>0,97619648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55:56.887747510</meta:creation-date>
    <dc:date>2018-01-18T15:58:59.275014230</dc:date>
    <meta:editing-duration>PT3M3S</meta:editing-duration>
    <meta:editing-cycles>2</meta:editing-cycles>
    <meta:generator>LibreOffice/5.1.6.2$Linux_X86_64 LibreOffice_project/10m0$Build-2</meta:generator>
    <meta:document-statistic meta:table-count="1" meta:cell-count="165" meta:object-count="0"/>
  </office:meta>
</office:document-meta>
</file>